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7 525">
            <text:p>test_Parser(primitives): 0,7 525</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7">
            <text:p>0,7 sec</text:p>
          </table:table-cell>
          <table:table-cell table:style-name="ce160" table:formula="of:=TESTSTAT(&quot;count&quot;; [.B46])" office:value-type="float" office:value="525">
            <text:p>525</text:p>
          </table:table-cell>
          <table:table-cell table:style-name="ce162" table:formula="of:=[.E46]/[.D46]" office:value-type="float" office:value="750">
            <text:p>75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1">
            <text:p>1,1 sec</text:p>
          </table:table-cell>
          <table:table-cell table:style-name="ce160" table:formula="of:=TESTSTAT(&quot;count&quot;; [.B47])" office:value-type="float" office:value="601">
            <text:p>601</text:p>
          </table:table-cell>
          <table:table-cell table:style-name="ce162"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1,2 928">
            <text:p>test_Parser(basic): 1,2 928</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2">
            <text:p>1,2 sec</text:p>
          </table:table-cell>
          <table:table-cell table:style-name="ce160" table:formula="of:=TESTSTAT(&quot;count&quot;; [.B48])" office:value-type="float" office:value="928">
            <text:p>928</text:p>
          </table:table-cell>
          <table:table-cell table:style-name="ce162" table:formula="of:=[.E48]/[.D48]" office:value-type="float" office:value="773.333333333333">
            <text:p>773,3 a/sec</text:p>
          </table:table-cell>
          <table:table-cell table:number-columns-repeated="4"/>
        </table:table-row>
        <table:table-row table:style-name="ro6">
          <table:table-cell/>
          <table:table-cell table:formula="of:=TEST_PARSER(&quot;special&quot;)" office:value-type="string" office:string-value="test_Parser(basic): 1,2 928">
            <text:p>test_Parser(basic): 1,2 928</text:p>
          </table:table-cell>
          <table:table-cell table:formula="of:=TESTSTAT(&quot;name&quot;; [.B49])" office:value-type="string" office:string-value="test_Parser(basic):">
            <text:p>test_Parser(basic):</text:p>
          </table:table-cell>
          <table:table-cell table:style-name="ce158" table:formula="of:=TESTSTAT(&quot;time&quot;; [.B49])" office:value-type="float" office:value="1.2">
            <text:p>1,2 sec</text:p>
          </table:table-cell>
          <table:table-cell table:style-name="ce160" table:formula="of:=TESTSTAT(&quot;count&quot;; [.B49])" office:value-type="float" office:value="928">
            <text:p>928</text:p>
          </table:table-cell>
          <table:table-cell table:style-name="ce162" table:formula="of:=[.E49]/[.D49]" office:value-type="float" office:value="773.333333333333">
            <text:p>773,3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7">
            <text:p>2,7 sec</text:p>
          </table:table-cell>
          <table:table-cell table:style-name="ce160" table:formula="of:=TESTSTAT(&quot;count&quot;; [.B50])" office:value-type="float" office:value="2015">
            <text:p>2015</text:p>
          </table:table-cell>
          <table:table-cell table:style-name="ce162"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3 3749">
            <text:p>test_Parser(types): 4,3 3749</text:p>
          </table:table-cell>
          <table:table-cell table:formula="of:=TESTSTAT(&quot;name&quot;; [.B51])" office:value-type="string" office:string-value="test_Parser(types):">
            <text:p>test_Parser(types):</text:p>
          </table:table-cell>
          <table:table-cell table:style-name="ce158" table:formula="of:=TESTSTAT(&quot;time&quot;; [.B51])" office:value-type="float" office:value="4.3">
            <text:p>4,3 sec</text:p>
          </table:table-cell>
          <table:table-cell table:style-name="ce160" table:formula="of:=TESTSTAT(&quot;count&quot;; [.B51])" office:value-type="float" office:value="3749">
            <text:p>3749</text:p>
          </table:table-cell>
          <table:table-cell table:style-name="ce162" table:formula="of:=[.E51]/[.D51]" office:value-type="float" office:value="871.860465116279">
            <text:p>871,9 a/sec</text:p>
          </table:table-cell>
          <table:table-cell table:number-columns-repeated="4"/>
        </table:table-row>
        <table:table-row table:style-name="ro6">
          <table:table-cell table:number-columns-repeated="3"/>
          <table:table-cell table:style-name="ce159" table:formula="of:=SUM([.D46:.D51])" office:value-type="float" office:value="11.2">
            <text:p>11,2 sec</text:p>
          </table:table-cell>
          <table:table-cell table:style-name="ce161" table:formula="of:=SUM([.E46:.E51])" office:value-type="float" office:value="8746">
            <text:p>8746</text:p>
          </table:table-cell>
          <table:table-cell table:style-name="ce163" table:formula="of:=[.E52]/[.D52]" office:value-type="float" office:value="780.892857142857">
            <text:p>780,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4,3 3749">
            <text:p>test_Parser(types): 4,3 3749</text:p>
          </table:table-cell>
          <table:table-cell table:formula="of:=TESTSTAT(&quot;name&quot;; [.B54])" office:value-type="string" office:string-value="test_Parser(types):">
            <text:p>test_Parser(types):</text:p>
          </table:table-cell>
          <table:table-cell table:style-name="ce158" table:formula="of:=TESTSTAT(&quot;time&quot;; [.B54])" office:value-type="float" office:value="4.3">
            <text:p>4,3 sec</text:p>
          </table:table-cell>
          <table:table-cell table:style-name="ce160" table:formula="of:=TESTSTAT(&quot;count&quot;; [.B54])" office:value-type="float" office:value="3749">
            <text:p>3749</text:p>
          </table:table-cell>
          <table:table-cell table:style-name="ce162" table:formula="of:=[.E54]/[.D54]" office:value-type="float" office:value="871.860465116279">
            <text:p>871,9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3" office:value-type="string">
            <text:p>S ::= W* T W* ("+" S)?</text:p>
            <text:p>T ::= W* F W* ("*" T)?</text:p>
            <text:p>F ::= C | I | N | "(" S ")"</text:p>
            <text:p>C ::= [01]</text:p>
            <text:p>I ::= [A-Za-z]+</text:p>
            <text:p>N ::= "!" W* F</text:p>
            <text:p>W ::= [ \t]</text:p>
          </table:table-cell>
          <table:table-cell table:style-name="ce153" table:formula="of:=TEST_AST([.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3" office:value-type="string">
            <text:p>A+B*!C</text:p>
          </table:table-cell>
          <table:table-cell table:style-name="ce153" table:formula="of:=TEST_PRSLOGIC_PLOGIC_DT([.A60])" office:value-type="string" office:string-value="─S&#13;&#10; ├─(*):W&#13;&#10; ├─T&#13;&#10; │ ├─(*):W&#13;&#10; │ ├─F&#13;&#10; │ │ └─I&#13;&#10; │ │   └─'A'&#13;&#10; │ ├─(*):W&#13;&#10; │ └─(?):(...)&#13;&#10; ├─(*):W&#13;&#10; └─(?):(...)&#13;&#10;      ├─'+'&#13;&#10;      ├─(*):W&#13;&#10;      └─S&#13;&#10;        ├─(*):W&#13;&#10;        ├─T&#13;&#10;        │ ├─(*):W&#13;&#10;        │ ├─F&#13;&#10;        │ │ └─I&#13;&#10;        │ │   └─'B'&#13;&#10;        │ ├─(*):W&#13;&#10;        │ └─(?):(...)&#13;&#10;        │      ├─'*'&#13;&#10;        │      ├─(*):W&#13;&#10;        │      └─T&#13;&#10;        │        ├─(*):W&#13;&#10;        │        ├─F&#13;&#10;        │        │ └─N&#13;&#10;        │        │   ├─'!'&#13;&#10;        │        │   ├─(*):W&#13;&#10;        │        │   └─F&#13;&#10;        │        │     └─I&#13;&#10;        │        │       └─'C'&#13;&#10;        │        ├─(*):W&#13;&#10;        │        └─(?):(...)&#13;&#10;        ├─(*):W&#13;&#10;        └─(?):(...)">
            <text:p>─S<text:line-break/> ├─(*):W<text:line-break/> ├─T<text:line-break/> │ ├─(*):W<text:line-break/> │ ├─F<text:line-break/> │ │ └─I<text:line-break/> │ │ <text:s text:c="2"/>└─'A'<text:line-break/> │ ├─(*):W<text:line-break/> │ └─(?):(...)<text:line-break/> ├─(*):W<text:line-break/> └─(?):(...)<text:line-break/> <text:s text:c="5"/>├─'+'<text:line-break/> <text:s text:c="5"/>├─(*):W<text:line-break/> <text:s text:c="5"/>└─S<text:line-break/> <text:s text:c="7"/>├─(*):W<text:line-break/> <text:s text:c="7"/>├─T<text:line-break/> <text:s text:c="7"/>│ ├─(*):W<text:line-break/> <text:s text:c="7"/>│ ├─F<text:line-break/> <text:s text:c="7"/>│ │ └─I<text:line-break/> <text:s text:c="7"/>│ │ <text:s text:c="2"/>└─'B'<text:line-break/> <text:s text:c="7"/>│ ├─(*):W<text:line-break/> <text:s text:c="7"/>│ └─(?):(...)<text:line-break/> <text:s text:c="7"/>│ <text:s text:c="5"/>├─'*'<text:line-break/> <text:s text:c="7"/>│ <text:s text:c="5"/>├─(*):W<text:line-break/> <text:s text:c="7"/>│ <text:s text:c="5"/>└─T<text:line-break/> <text:s text:c="7"/>│ <text:s text:c="7"/>├─(*):W<text:line-break/> <text:s text:c="7"/>│ <text:s text:c="7"/>├─F<text:line-break/> <text:s text:c="7"/>│ <text:s text:c="7"/>│ └─N<text:line-break/> <text:s text:c="7"/>│ <text:s text:c="7"/>│ <text:s text:c="2"/>├─'!'<text:line-break/> <text:s text:c="7"/>│ <text:s text:c="7"/>│ <text:s text:c="2"/>├─(*):W<text:line-break/> <text:s text:c="7"/>│ <text:s text:c="7"/>│ <text:s text:c="2"/>└─F<text:line-break/> <text:s text:c="7"/>│ <text:s text:c="7"/>│ <text:s text:c="4"/>└─I<text:line-break/> <text:s text:c="7"/>│ <text:s text:c="7"/>│ <text:s text:c="6"/>└─'C'<text:line-break/> <text:s text:c="7"/>│ <text:s text:c="7"/>├─(*):W<text:line-break/> <text:s text:c="7"/>│ <text:s text:c="7"/>└─(?):(...)<text:line-break/> <text:s text:c="7"/>├─(*):W<text:line-break/> <text:s text:c="7"/>└─(?):(...)</text:p>
          </table:table-cell>
          <table:table-cell table:number-columns-repeated="8"/>
        </table:table-row>
        <table:table-row table:style-name="ro10">
          <table:table-cell table:style-name="ce153" office:value-type="string">
            <text:p>pLogic_dt</text:p>
          </table:table-cell>
          <table:table-cell table:style-name="ce153" table:formula="of:=TPARSER_TOSTRING([.A61])" office:value-type="string" office:string-value="S_8 where&#13;&#10;S_8 ::= (do a0 &lt;- (do a1 &lt;- W_9* &gt;&gt;= return ° (mkDtMult '(*):W')&#13;&#10;                      a2 &lt;- T_10&#13;&#10;                      a3 &lt;- W_9* &gt;&gt;= return ° (mkDtMult '(*):W')&#13;&#10;                      a4 &lt;- (do a5 &lt;- (str '+') &gt;&gt;= return ° mkDtTerminal&#13;&#10;                                a6 &lt;- W_9* &gt;&gt;= return ° (mkDtMult '(*):W')&#13;&#10;                                a7 &lt;- S_8&#13;&#10;                             return [a5, a6, a7]&#13;&#10;                            ) | (return []) &gt;&gt;= return ° (mkDtMult '(?):(...)')&#13;&#10;                   return [a1, a2, a3, a4]&#13;&#10;                  )&#13;&#10;         return ((mkDtNonterminal 'S') a0)&#13;&#10;        )&#13;&#10;T_10 ::= (do a0 &lt;- (do a1 &lt;- W_9* &gt;&gt;= return ° (mkDtMult '(*):W')&#13;&#10;                       a2 &lt;- F_11&#13;&#10;                       a3 &lt;- W_9* &gt;&gt;= return ° (mkDtMult '(*):W')&#13;&#10;                       a4 &lt;- (do a5 &lt;- (str '*') &gt;&gt;= return ° mkDtTerminal&#13;&#10;                                 a6 &lt;- W_9* &gt;&gt;= return ° (mkDtMult '(*):W')&#13;&#10;                                 a7 &lt;- T_10&#13;&#10;                              return [a5, a6, a7]&#13;&#10;                             ) | (return []) &gt;&gt;= return ° (mkDtMult '(?):(...)')&#13;&#10;                    return [a1, a2, a3, a4]&#13;&#10;                   )&#13;&#10;          return ((mkDtNonterminal 'T') a0)&#13;&#10;         )&#13;&#10;F_11 ::= (do a0 &lt;- C_12 &gt;&gt;= return ° (swap cons [])&#13;&#10;                 | I_13 &gt;&gt;= return ° (swap cons [])&#13;&#10;                 | N_14 &gt;&gt;= return ° (swap cons [])&#13;&#10;                 | (do a1 &lt;- (str '(') &gt;&gt;= return ° mkDtTerminal&#13;&#10;                       a2 &lt;- S_8&#13;&#10;                       a3 &lt;- (str ')') &gt;&gt;= return ° mkDtTerminal&#13;&#10;                    return [a1, a2, a3]&#13;&#10;                   )&#13;&#10;          return ((mkDtNonterminal 'F') a0)&#13;&#10;         )&#13;&#10;N_14 ::= (do a0 &lt;- (do a1 &lt;- (str '!') &gt;&gt;= return ° mkDtTerminal&#13;&#10;                       a2 &lt;- W_9* &gt;&gt;= return ° (mkDtMult '(*):W')&#13;&#10;                       a3 &lt;- F_11&#13;&#10;                    return [a1, a2, a3]&#13;&#10;                   )&#13;&#10;          return ((mkDtNonterminal 'N') a0)&#13;&#10;         )&#13;&#10;I_13 ::= (do a0 &lt;- (str 'A') &gt;&gt;= return ° mkDtTerminal&#13;&#10;                 | (str 'B') &gt;&gt;= return ° mkDtTerminal&#13;&#10;                 | (str 'C') &gt;&gt;= return ° mkDtTerminal&#13;&#10;                 | (str 'D') &gt;&gt;= return ° mkDtTerminal&#13;&#10;          return (\a0.(mkDtNonterminal 'I') ((swap cons []) a0) a0)&#13;&#10;         )&#13;&#10;C_12 ::= (do a0 &lt;- (str '0') &gt;&gt;= return ° mkDtTerminal&#13;&#10;                 | (str '1') &gt;&gt;= return ° mkDtTerminal&#13;&#10;          return (\a0.(mkDtNonterminal 'C') ((swap cons []) a0) a0)&#13;&#10;         )&#13;&#10;W_9 ::= (do a0 &lt;- (str ' ') &gt;&gt;= return ° mkDtTerminal&#13;&#10;                | (str '\t') &gt;&gt;= return ° mkDtTerminal&#13;&#10;         return (\a0.(mkDtNonterminal 'W') ((swap cons []) a0) a0)&#13;&#10;        )">
            <text:p>S_8 where<text:line-break/>S_8 ::= (do a0 &lt;- (do a1 &lt;- W_9* &gt;&gt;= return ° (mkDtMult '(*):W')<text:line-break/> <text:s text:c="21"/>a2 &lt;- T_10<text:line-break/> <text:s text:c="21"/>a3 &lt;- W_9* &gt;&gt;= return ° (mkDtMult '(*):W')<text:line-break/> <text:s text:c="21"/>a4 &lt;- (do a5 &lt;- (str '+') &gt;&gt;= return ° mkDtTerminal<text:line-break/> <text:s text:c="31"/>a6 &lt;- W_9* &gt;&gt;= return ° (mkDtMult '(*):W')<text:line-break/> <text:s text:c="31"/>a7 &lt;- S_8<text:line-break/> <text:s text:c="28"/>return [a5, a6, a7]<text:line-break/> <text:s text:c="27"/>) | (return []) &gt;&gt;= return ° (mkDtMult '(?):(...)')<text:line-break/> <text:s text:c="18"/>return [a1, a2, a3, a4]<text:line-break/> <text:s text:c="17"/>)<text:line-break/> <text:s text:c="8"/>return ((mkDtNonterminal 'S') a0)<text:line-break/> <text:s text:c="7"/>)<text:line-break/>T_10 ::= (do a0 &lt;- (do a1 &lt;- W_9* &gt;&gt;= return ° (mkDtMult '(*):W')<text:line-break/> <text:s text:c="22"/>a2 &lt;- F_11<text:line-break/> <text:s text:c="22"/>a3 &lt;- W_9* &gt;&gt;= return ° (mkDtMult '(*):W')<text:line-break/> <text:s text:c="22"/>a4 &lt;- (do a5 &lt;- (str '*') &gt;&gt;= return ° mkDtTerminal<text:line-break/> <text:s text:c="32"/>a6 &lt;- W_9* &gt;&gt;= return ° (mkDtMult '(*):W')<text:line-break/> <text:s text:c="32"/>a7 &lt;- T_10<text:line-break/> <text:s text:c="29"/>return [a5, a6, a7]<text:line-break/> <text:s text:c="28"/>) | (return []) &gt;&gt;= return ° (mkDtMult '(?):(...)')<text:line-break/> <text:s text:c="19"/>return [a1, a2, a3, a4]<text:line-break/> <text:s text:c="18"/>)<text:line-break/> <text:s text:c="9"/>return ((mkDtNonterminal 'T') a0)<text:line-break/> <text:s text:c="8"/>)<text:line-break/>F_11 ::= (do a0 &lt;- C_12 &gt;&gt;= return ° (swap cons [])<text:line-break/> <text:s text:c="16"/>| I_13 &gt;&gt;= return ° (swap cons [])<text:line-break/> <text:s text:c="16"/>| N_14 &gt;&gt;= return ° (swap cons [])<text:line-break/> <text:s text:c="16"/>| (do a1 &lt;- (str '(') &gt;&gt;= return ° mkDtTerminal<text:line-break/> <text:s text:c="22"/>a2 &lt;- S_8<text:line-break/> <text:s text:c="22"/>a3 &lt;- (str ')') &gt;&gt;= return ° mkDtTerminal<text:line-break/> <text:s text:c="19"/>return [a1, a2, a3]<text:line-break/> <text:s text:c="18"/>)<text:line-break/> <text:s text:c="9"/>return ((mkDtNonterminal 'F') a0)<text:line-break/> <text:s text:c="8"/>)<text:line-break/>N_14 ::= (do a0 &lt;- (do a1 &lt;- (str '!') &gt;&gt;= return ° mkDtTerminal<text:line-break/> <text:s text:c="22"/>a2 &lt;- W_9* &gt;&gt;= return ° (mkDtMult '(*):W')<text:line-break/> <text:s text:c="22"/>a3 &lt;- F_11<text:line-break/> <text:s text:c="19"/>return [a1, a2, a3]<text:line-break/> <text:s text:c="18"/>)<text:line-break/> <text:s text:c="9"/>return ((mkDtNonterminal 'N') a0)<text:line-break/> <text:s text:c="8"/>)<text:line-break/>I_13 ::= (do a0 &lt;- (str 'A') &gt;&gt;= return ° mkDtTerminal<text:line-break/> <text:s text:c="16"/>| (str 'B') &gt;&gt;= return ° mkDtTerminal<text:line-break/> <text:s text:c="16"/>| (str 'C') &gt;&gt;= return ° mkDtTerminal<text:line-break/> <text:s text:c="16"/>| (str 'D') &gt;&gt;= return ° mkDtTerminal<text:line-break/> <text:s text:c="9"/>return (\a0.(mkDtNonterminal 'I') ((swap cons []) a0) a0)<text:line-break/> <text:s text:c="8"/>)<text:line-break/>C_12 ::= (do a0 &lt;- (str '0') &gt;&gt;= return ° mkDtTerminal<text:line-break/> <text:s text:c="16"/>| (str '1') &gt;&gt;= return ° mkDtTerminal<text:line-break/> <text:s text:c="9"/>return (\a0.(mkDtNonterminal 'C') ((swap cons []) a0) a0)<text:line-break/> <text:s text:c="8"/>)<text:line-break/>W_9 ::= (do a0 &lt;- (str ' ') &gt;&gt;= return ° mkDtTerminal<text:line-break/> <text:s text:c="15"/>| (str '\t') &gt;&gt;= return ° mkDtTerminal<text:line-break/> <text:s text:c="8"/>return (\a0.(mkDtNonterminal 'W') ((swap cons []) a0) a0)<text:line-break/> <text:s text:c="7"/>)</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_1 where&#13;&#10;HexLit_1 ::= (do  _ &lt;- (str '0x')&#13;&#10;                 a0 &lt;- HexNum_2&#13;&#10;              return a0&#13;&#10;             )&#13;&#10;HexNum_2 ::= (do a0 &lt;- HexDigit_3+&#13;&#10;              return ((foldl1 \a0.add ((mul 16) a0)) a0)&#13;&#10;             )&#13;&#10;HexDigit_3 ::= item &gt;&gt;= \a0.(ite (inRange 48 57) \a0.pReturn ((add -48) a0) (ite (inRange 65 70) \a0.pReturn ((add -55) a0) (ite (inRange 97 102) \a0.pReturn ((add -87) a0) (fstArg fail)))) (asc a0)">
            <text:p>HexLit_1 where<text:line-break/>HexLit_1 ::= (do <text:s/>_ &lt;- (str '0x')<text:line-break/> <text:s text:c="16"/>a0 &lt;- HexNum_2<text:line-break/> <text:s text:c="13"/>return a0<text:line-break/> <text:s text:c="12"/>)<text:line-break/>HexNum_2 ::= (do a0 &lt;- HexDigit_3+<text:line-break/> <text:s text:c="13"/>return ((foldl1 \a0.add ((mul 16) a0)) a0)<text:line-break/> <text:s text:c="12"/>)<text:line-break/>HexDigit_3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_1 where&#13;&#10;TypeExpr_1 ::= (do  _ &lt;- ([ \t])*&#13;&#10;                   a0 &lt;- NonArrow_2&#13;&#10;                    _ &lt;- ([ \t])*&#13;&#10;                   a1 &lt;- ((str '-&gt;') &gt;&gt;= \_.TypeExpr_1)?&#13;&#10;                return (maybeMakeArrowType a0 a1)&#13;&#10;               )&#13;&#10;NonArrow_2 ::= BaseType_8&#13;&#10;             | TypeVar_9&#13;&#10;             | ListType_3&#13;&#10;             | ParensTyEx_7&#13;&#10;             | (do a0 &lt;- (do a1 &lt;- [A-Z]&#13;&#10;                             a2 &lt;- [a-z]+&#13;&#10;                          return ((foldl concat) a1 a2)&#13;&#10;                         )&#13;&#10;                   a3 &lt;- (([ \t])+ &gt;&gt;= \_.NonArrow_2)*&#13;&#10;                return (mkTypeCtor a0 a3)&#13;&#10;               )&#13;&#10;ParensTyEx_7 ::= (do  _ &lt;- (str '(')&#13;&#10;                     a0 &lt;- TyUnitSuffix_4&#13;&#10;                         | TySingleSuffix_5&#13;&#10;                         | TyTupleSuffix_6&#13;&#10;                  return a0&#13;&#10;                 )&#13;&#10;TyTupleSuffix_6 ::= (do a0 &lt;- TypeExpr_1&#13;&#10;                        a1 &lt;- (do  _ &lt;- (str ',')&#13;&#10;                                  a2 &lt;- TypeExpr_1&#13;&#10;                               return a2&#13;&#10;                              )+&#13;&#10;                         _ &lt;- (str ')')&#13;&#10;                     return (mkTupleType a0 a1)&#13;&#10;                    )&#13;&#10;TySingleSuffix_5 ::= (do a0 &lt;- TypeExpr_1&#13;&#10;                          _ &lt;- (str ')')&#13;&#10;                      return a0&#13;&#10;                     )&#13;&#10;TyUnitSuffix_4 ::= (str ')') &gt;&gt;= \_.return '(Unit [])'&#13;&#10;ListType_3 ::= (do  _ &lt;- (str '[')&#13;&#10;                   a0 &lt;- (do a1 &lt;- TypeExpr_1&#13;&#10;                             a2 &lt;- (return [])&#13;&#10;                          return (cons a1 a2)&#13;&#10;                         )&#13;&#10;                    _ &lt;- (str ']')&#13;&#10;                return ((mkTypeCtor 'List') a0)&#13;&#10;               )&#13;&#10;TypeVar_9 ::= [a-z] &gt;&gt;= return ° mkTypeVar&#13;&#10;BaseType_8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8<text:line-break/> <text:s text:c="12"/>| TypeVar_9<text:line-break/> <text:s text:c="12"/>| ListType_3<text:line-break/> <text:s text:c="12"/>| ParensTyEx_7<text:line-break/> <text:s text:c="12"/>| (do a0 &lt;- (do a1 &lt;- [A-Z]<text:line-break/> <text:s text:c="28"/>a2 &lt;- [a-z]+<text:line-break/> <text:s text:c="25"/>return ((foldl concat) a1 a2)<text:line-break/> <text:s text:c="24"/>)<text:line-break/> <text:s text:c="18"/>a3 &lt;- (([ \t])+ &gt;&gt;= \_.NonArrow_2)*<text:line-break/> <text:s text:c="15"/>return (mkTypeCtor a0 a3)<text:line-break/> <text:s text:c="14"/>)<text:line-break/>ParensTyEx_7 ::= (do <text:s/>_ &lt;- (str '(')<text:line-break/> <text:s text:c="20"/>a0 &lt;- TyUnitSuffix_4<text:line-break/> <text:s text:c="24"/>| TySingleSuffix_5<text:line-break/> <text:s text:c="24"/>| TyTupleSuffix_6<text:line-break/> <text:s text:c="17"/>return a0<text:line-break/> <text:s text:c="16"/>)<text:line-break/>TyTupleSuffix_6 ::= (do a0 &lt;- TypeExpr_1<text:line-break/> <text:s text:c="23"/>a1 &lt;- (do <text:s/>_ &lt;- (str ',')<text:line-break/> <text:s text:c="33"/>a2 &lt;- TypeExpr_1<text:line-break/> <text:s text:c="30"/>return a2<text:line-break/> <text:s text:c="29"/>)+<text:line-break/> <text:s text:c="24"/>_ &lt;- (str ')')<text:line-break/> <text:s text:c="20"/>return (mkTupleType a0 a1)<text:line-break/> <text:s text:c="19"/>)<text:line-break/>TySingleSuffix_5 ::= (do a0 &lt;- TypeExpr_1<text:line-break/> <text:s text:c="25"/>_ &lt;- (str ')')<text:line-break/> <text:s text:c="21"/>return a0<text:line-break/> <text:s text:c="20"/>)<text:line-break/>TyUnitSuffix_4 ::= (str ')') &gt;&gt;= \_.return '(Unit [])'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 'List') a0)<text:line-break/> <text:s text:c="14"/>)<text:line-break/>TypeVar_9 ::= [a-z] &gt;&gt;= return ° mkTypeVar<text:line-break/>BaseType_8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4.05.2017</text:date>, <text:time>19:04: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4T19:04:22.71</dc:date>
    <meta:editing-duration>P148DT19H15M54S</meta:editing-duration>
    <meta:editing-cycles>501</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If p.st2 Then ' seen it before
				result = p.st1 ' contains a name like Rule_123
			ElseIf isNull(p.st0) Then ' yet uninitialized indirection
				result = "(ind " &amp; p.st1 &amp; " Nothing)"
			Else ' initialized but not seen before
				p.st2 = True	' set the "visited"-mark
				seen = cons(p, seen)
				result = p.st1 &amp; " ::= "
				' In the new rule, start over fresh indent and var counter
				indent = Space(Len(result))
				Dim j As Integer
				j = 0
				result = result &amp; _TParser_toString( _
					p.st0, j, indent, True, rules, seen)
				rules = cons(result, rules)
				result = p.st1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Dim result As Variant
	result = mkParser("many1", p)
	result.st0 = p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 + toString(pWhite) &amp; ")+").x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MsgBox(toString(q))
	

	MsgBox(toString(pTypeExpr))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ByVal p As Object)
	Dim result As Variant
	If isMissing(p) Then
		result = Fn.toDerivationP
	Else
		Dim seen As Object
		seen = nil
		result = _toDerivationP(p, seen, False)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Else
			croak("dtMultLabel: cannot handle .tp=" &amp; toString(p.tp))
	End Select
	dtMultLabel = "(" &amp; m &amp; "):" &amp; t
End Function

Const typ_Parser_ASN = "Parser ASN"
Const typ_Parser_List_ASN = "Parser [ASN]"

Function _toDerivationP( _
	ByVal p As Object, _
	ByRef seen As Object, _
	ByVal wantList As Boolean _
)
	Dim result As Variant
	Dim f As Object, s As String, q As Object, r As Object
	Dim qs As Object, rs As Object
	If isPMany(p) Then ' p is of shape (many1 q) +++ (return nil)
		q = p.st0.st0
		s = dtMultLabel("*", q)
		f = mkDtMult(s)
		q = _toDerivationP(q, seen, False)
		If q.typ = typ_Parser_List_ASN Then
			f = compose(f, mkDtNonterminal("(...)"))
		End If
		'result = pSeq(Array(pMany(q)), f)
		result = pBind(pMany(q), compose(pReturn, f))
		result.typ = typ_Parser_ASN
	ElseIf isPZeroOrOne(p) Then ' p is of shape q +++ (return Empty)
		q = p.st0
		s = dtMultLabel("?", q)
		f = mkDtMult(s)
		q = _toDerivationP(q, seen, True)
		If q.typ = typ_Parser_ASN Then
			f = compose(f, swap(cons, nil))
		End If
		'result = pSeq(Array(pChoice(q, pReturn(nil))), f)
		result = pBind(pChoice(q, pReturn(nil)), compose(pReturn, f))
		result.typ = typ_Parser_ASN
	Else
		Select Case p.tp
			Case "item"
				f = mkDtCClass("(.)")
				result = pBind(p, compose(pReturn, f))
				'result = pSeq(Array(p),f)
				result.typ = typ_Parser_ASN
			Case "str"
				f = mkDtTerminal
				result = pBind(p, compose(pReturn, f))
				'result = pSeq(Array(p), f)
				result.typ = typ_Parser_ASN
			Case "choice"
				q = _toDerivationP(p.st0, seen, wantList)
				r = _toDerivationP(p.st1, seen, wantList)
				If q.typ &lt;&gt; r.typ Then
					If q.typ = typ_Parser_ASN Then
						q = pBind(q, compose(pReturn, swap(cons, nil)))
					Else
						r = pBind(rq, compose(pReturn, swap(cons, nil)))
					End If
				End If
				result = pChoice(q, r)
				result.typ = q.typ
			Case "many1"
				q = p.st0
				s = dtMultLabel("+", q)
				f = mkDtMult(s)
				q = _toDerivationP(q, seen, False)
				If q.typ = typ_Parser_List_ASN Then
					f = compose(f, mkDtNonterminal("(...)"))
				End If
				'result = pSeq(Array(pMany1(q)), f)
				result = pBind(pMany1(q), compose(pReturn, f))
				result.typ = typ_Parser_ASN
			Case "seq" ' only simple sequences supported here
				f = p.st(1)
				If (getFnName(f) = getFnName(Fn.id)) Then
					qs = toList(p.st(0))
					rs = nil
					While Not(isNil(qs))
						q = car(qs)
						q = _toDerivationP(q, seen, True)
						If q.typ = typ_Parser_List_ASN Then
							q = pBind(q, compose(pReturn, _
								mkDtNonterminal("(...)")))
						End If
						rs = cons(q, rs)
						qs = cdr(qs)
					Wend
					result = pSeqL( _
						toArray(reverse(rs)), _
						id _
					)
					result.typ = typ_Parser_List_ASN			
				'ElseIf isApplyToListId(f) Then
				Else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True)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 -------------------------
	' pMany under toDerivationP

	Dim termEps As Object, termZ As Object, termZY As Object
	termEps = mkDtTerminal("")
	termZ   = mkDtTerminal("z")
	termZY	= mkDtTerminal("zy")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foldl1(pChoice, List( _
				pStr("A"), _
				pStr("B"), _
				pStr("C"), _
				pStr("D")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